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42bd" officeooo:paragraph-rsid="001842b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7th</text:span> of <text:span text:style-name="T3">January</text:span> 202<text:span text:style-name="T3">1</text:span> under the <text:span text:style-name="T3">39th</text:span> PA Meeting.</text:p>
      <text:p text:style-name="P1"/>
      <text:p text:style-name="P1">The Assembly, recognising the current situation,</text:p>
      <text:p text:style-name="P1"/>
      <text:p text:style-name="P4">Constitutes the need to enable flying for all players for building and exploring.</text:p>
      <text:p text:style-name="P1"/>
      <text:p text:style-name="P1">And proceeds.</text:p>
      <text:p text:style-name="P1"/>
      <text:p text:style-name="P1">Signed by,</text:p>
      <text:p text:style-name="P4">lonewolf13249</text:p>
      <text:p text:style-name="P4">threebody03</text:p>
      <text:p text:style-name="P4">_yoran_</text:p>
      <text:p text:style-name="P4">CommissarChenkov</text:p>
      <text:p text:style-name="P4">Solar_Porpoise</text:p>
      <text:p text:style-name="P4"/>
      <text:p text:style-name="P1"/>
      <text:p text:style-name="P1"/>
      <text:p text:style-name="P1"/>
      <text:p text:style-name="Standard"><text:span text:style-name="T1">[</text:span><text:span text:style-name="T2">Motion 39-3: Enable flight for all players for building and exploring since panda uses it anyway so everyone should have it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27T15:50:41.978530978</dc:date>
    <meta:editing-duration>PT2M31S</meta:editing-duration>
    <meta:editing-cycles>4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11" meta:word-count="64" meta:character-count="425" meta:non-whitespace-character-count="372"/>
  </office:meta>
</office:document-meta>
</file>